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9pt" style:text-underline-style="solid" style:text-underline-width="auto" style:text-underline-color="font-color" fo:font-weight="normal" officeooo:rsid="001e5b4a" officeooo:paragraph-rsid="000474e7" style:font-size-asian="9pt" style:font-weight-asian="normal" style:font-size-complex="9pt" style:font-weight-complex="normal"/>
    </style:style>
    <style:style style:name="P2" style:family="paragraph" style:parent-style-name="Standard" style:list-style-name="L1">
      <style:text-properties fo:font-size="9pt" style:text-underline-style="none" fo:font-weight="normal" officeooo:rsid="000474e7" officeooo:paragraph-rsid="000474e7" style:font-size-asian="7.84999990463257pt" style:font-weight-asian="normal" style:font-size-complex="9pt" style:font-weight-complex="normal"/>
    </style:style>
    <style:style style:name="P3" style:family="paragraph" style:parent-style-name="Standard">
      <style:text-properties fo:font-size="9pt" style:text-underline-style="none" fo:font-weight="normal" officeooo:rsid="000474e7" officeooo:paragraph-rsid="000474e7" style:font-size-asian="7.84999990463257pt" style:font-weight-asian="normal" style:font-size-complex="9pt" style:font-weight-complex="normal"/>
    </style:style>
    <style:style style:name="P4" style:family="paragraph" style:parent-style-name="Standard" style:list-style-name="L2">
      <style:text-properties fo:font-size="9pt" fo:font-style="normal" style:text-underline-style="none" fo:font-weight="normal" officeooo:rsid="000474e7" officeooo:paragraph-rsid="000474e7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fo:font-weight="bold" officeooo:rsid="001e5b4a" officeooo:paragraph-rsid="000474e7" style:font-weight-asian="bold" style:font-weight-complex="bold"/>
    </style:style>
    <style:style style:name="P6" style:family="paragraph" style:parent-style-name="Standard">
      <style:text-properties fo:font-size="10.5pt" style:text-underline-style="solid" style:text-underline-width="auto" style:text-underline-color="font-color" fo:font-weight="bold" officeooo:rsid="001e5b4a" officeooo:paragraph-rsid="000474e7" style:font-size-asian="10.5pt" style:font-weight-asian="bold" style:font-size-complex="10.5pt" style:font-weight-complex="bold"/>
    </style:style>
    <style:style style:name="P7" style:family="paragraph" style:parent-style-name="Standard">
      <style:text-properties fo:font-size="10.5pt" fo:font-style="normal" style:text-underline-style="solid" style:text-underline-width="auto" style:text-underline-color="font-color" fo:font-weight="bold" officeooo:rsid="001fad98" officeooo:paragraph-rsid="000474e7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e527"/>
    </style:style>
    <style:style style:name="T3" style:family="text">
      <style:text-properties style:text-underline-style="none" officeooo:rsid="000474e7"/>
    </style:style>
    <style:style style:name="T4" style:family="text">
      <style:text-properties officeooo:rsid="000474e7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SS PROJECT MEET WITH CLIENT -<text:span text:style-name="T4">5</text:span></text:p>
      <text:p text:style-name="P5"/>
      <text:p text:style-name="P1">Location:<text:span text:style-name="T1"> online</text:span></text:p>
      <text:p text:style-name="P1"/>
      <text:p text:style-name="P1">Date:<text:span text:style-name="T1"> </text:span><text:span text:style-name="T3">25</text:span><text:span text:style-name="T1">-</text:span><text:span text:style-name="T2">2</text:span><text:span text:style-name="T1">-24</text:span></text:p>
      <text:p text:style-name="P1"/>
      <text:p text:style-name="P1">Time:<text:span text:style-name="T1"> 4pm</text:span></text:p>
      <text:p text:style-name="P1"/>
      <text:p text:style-name="P1">Attendees:<text:span text:style-name="T1"> Mayaank,Ketaki,Maitreya,Nitin</text:span></text:p>
      <text:p text:style-name="P1"/>
      <text:p text:style-name="P1"/>
      <text:p text:style-name="P6">Agenda:</text:p>
      <text:list xml:id="list2558052583" text:style-name="L1">
        <text:list-item>
          <text:p text:style-name="P2">Presenting the UI to the client</text:p>
          <text:list>
            <text:list-item>
              <text:p text:style-name="P2">The home page of the UI was presented to the client.</text:p>
            </text:list-item>
            <text:list-item>
              <text:p text:style-name="P2">The client wants the time on the home page to include no seconds.</text:p>
            </text:list-item>
          </text:list>
        </text:list-item>
        <text:list-item>
          <text:p text:style-name="P2">Presenting the algorithm to the client</text:p>
          <text:list>
            <text:list-item>
              <text:p text:style-name="P2">the algorithm with the updated code for detecting the intensity of red was presented.</text:p>
            </text:list-item>
            <text:list-item>
              <text:p text:style-name="P2">The client has pointed out that going forward the test strip is always axis aligned.</text:p>
            </text:list-item>
            <text:list-item>
              <text:p text:style-name="P2">The client recommended us to look into the possibility of the red area being circular instead of rectangular.</text:p>
            </text:list-item>
          </text:list>
        </text:list-item>
        <text:list-item>
          <text:p text:style-name="P2">The client asked us to look into temperature sensor integration and the need for an android app and present the recommendations in the next meet.</text:p>
        </text:list-item>
        <text:list-item>
          <text:p text:style-name="P2">The client also asked to look into how the server will be build to send over the data from the temperature sensor</text:p>
        </text:list-item>
      </text:list>
      <text:p text:style-name="P3"/>
      <text:p text:style-name="P3"/>
      <text:p text:style-name="P7">Next steps:</text:p>
      <text:list xml:id="list3834538742" text:style-name="L2">
        <text:list-item>
          <text:p text:style-name="P4">Integrating the UI and the hardware.</text:p>
        </text:list-item>
        <text:list-item>
          <text:p text:style-name="P4">Updating the algorithm for the possibility of circular test area.</text:p>
        </text:list-item>
        <text:list-item>
          <text:p text:style-name="P4">Researching on the temperature sensor integration, the need for an android app and server building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6:47:20.668172315</meta:creation-date>
    <dc:date>2024-02-25T16:59:13.379332696</dc:date>
    <meta:editing-duration>PT32S</meta:editing-duration>
    <meta:editing-cycles>1</meta:editing-cycles>
    <meta:document-statistic meta:table-count="0" meta:image-count="0" meta:object-count="0" meta:page-count="1" meta:paragraph-count="19" meta:word-count="190" meta:character-count="1062" meta:non-whitespace-character-count="903"/>
    <meta:generator>LibreOffice/7.3.7.2$Linux_X86_64 LibreOffice_project/30$Build-2</meta:generator>
  </office:meta>
</office:document-meta>
</file>